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43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5"/>
        <table:table-column table:style-name="co2" table:default-cell-style-name="Default"/>
        <table:table-row table:style-name="ro1"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roduct_id</text:p>
          </table:table-cell>
        </table:table-row>
        <table:table-row table:style-name="ro1">
          <table:table-cell table:style-name="ce2" office:value-type="string" calcext:value-type="string">
            <text:p>Pe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O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SQ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C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T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H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D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B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C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B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P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H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MQ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Squa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Fancy (Rhombus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Baguette Sli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B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Cush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Hear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Marqui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Octag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Ov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Rou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Trilli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Triang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P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P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Bagut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Octagon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Fanc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Dro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E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O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T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TR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CU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Round Fac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Hexag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Fancy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Cab 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Cuah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Cus(Table cut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HEX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PENCI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PR DRO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OC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OV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RD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D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Ba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Cab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O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MQ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SQua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R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BEA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HEAR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OVAL SLI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TP B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Fla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DRO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Assh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Princes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Fancy-HX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FANCY-D CU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FANC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95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month number:style="long"/>
      <number:text>/</number:text>
      <number:day number:style="long"/>
      <number:text>/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10:27:28.841555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10:24:26.692014374</meta:creation-date>
    <dc:date>2021-09-03T10:29:59.408294670</dc:date>
    <meta:editing-duration>PT3M50S</meta:editing-duration>
    <meta:editing-cycles>4</meta:editing-cycles>
    <meta:generator>LibreOffice/6.4.7.2$Linux_X86_64 LibreOffice_project/40$Build-2</meta:generator>
    <meta:document-statistic meta:table-count="1" meta:cell-count="146" meta:object-count="0"/>
  </office:meta>
</office:document-meta>
</file>